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2">
  <office:automatic-styles/>
  <office:body>
    <office:spreadsheet>
      <table:table table:name="20190523">
        <table:table-row>
          <table:table-cell office:value-type="string">
            <text:p>liuyc_lukc_1_prius0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liuyc_lukc_1_prius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liuyc_lukc_2_prius0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liuyc_lukc_2_prius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liuyc_lukc_3_prius0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liuyc_lukc_3_prius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liuyc_lukc_4_prius0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liuyc_lukc_4_prius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liuyc_lukc_5_prius0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liuyc_lukc_5_prius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liuyc_lukc_6_prius0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liuyc_lukc_6_prius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liuyc_lukc_7_prius0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liuyc_lukc_7_prius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liuyc_lukc_8_prius0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liuyc_lukc_8_prius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liuyc_lukc_9_prius0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liuyc_lukc_9_prius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liuyc_lukc_10_prius0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liuyc_lukc_10_prius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paul_lukc_1_prius0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paul_lukc_1_prius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paul_lukc_2_prius0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paul_lukc_2_prius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paul_lukc_3_prius0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paul_lukc_3_prius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paul_lukc_4_prius0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paul_lukc_4_prius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paul_lukc_5_prius0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paul_lukc_5_prius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paul_lukc_6_prius0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paul_lukc_6_prius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paul_lukc_7_prius0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paul_lukc_7_prius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paul_lukc_8_prius0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paul_lukc_8_prius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paul_lukc_9_prius0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paul_lukc_9_prius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paul_lukc_10_prius0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paul_lukc_10_prius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</table:table>
    </office:spreadsheet>
  </office:body>
</office:document-content>
</file>

<file path=styles.xml><?xml version="1.0" encoding="utf-8"?>
<office:document-styles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